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2000000EA777FE501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.955cm" svg:height="9.106cm" svg:x="3.841cm" svg:y="6.35cm">
          <draw:image xlink:href="Pictures/1000000000000192000000EA777FE501.png" xlink:type="simple" xlink:show="embed" xlink:actuate="onLoad">
            <text:p/>
          </draw:image>
        </draw:frame>
        <draw:frame draw:style-name="gr2" draw:layer="layout" svg:width="2.032cm" svg:height="1.016cm" svg:x="16.764cm" svg:y="10.36cm">
          <draw:text-box>
            <text:p>Vout</text:p>
          </draw:text-box>
        </draw:frame>
        <draw:frame draw:style-name="gr3" draw:layer="layout" svg:width="0.875cm" svg:height="0.962cm" svg:x="16.764cm" svg:y="9.398cm">
          <draw:text-box>
            <text:p>+</text:p>
          </draw:text-box>
        </draw:frame>
        <draw:frame draw:style-name="gr3" draw:layer="layout" svg:width="0.714cm" svg:height="0.962cm" svg:x="16.864cm" svg:y="11.376cm">
          <draw:text-box>
            <text:p>-</text:p>
          </draw:text-box>
        </draw:frame>
        <draw:custom-shape draw:style-name="gr4" draw:text-style-name="P1" draw:layer="layout" svg:width="0.508cm" svg:height="0.508cm" svg:x="7.62cm" svg:y="7.669cm">
          <text:p/>
          <draw:enhanced-geometry svg:viewBox="0 0 21600 21600" draw:text-areas="0 ?f0 ?f5 ?f2" draw:mirror-horizontal="false" draw:mirror-vertical="false" draw:type="right-arrow" draw:modifiers="0 1036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0.508cm" svg:height="0.508cm" svg:x="12.167cm" svg:y="8.382cm">
          <text:p/>
          <draw:enhanced-geometry svg:viewBox="0 0 21600 21600" draw:text-areas="?f0 0 ?f2 ?f5" draw:type="down-arrow" draw:modifiers="0 3884.769775678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508cm" svg:height="0.508cm" svg:x="15.9cm" svg:y="8.382cm">
          <text:p/>
          <draw:enhanced-geometry svg:viewBox="0 0 21600 21600" draw:text-areas="?f0 0 ?f2 ?f5" draw:type="down-arrow" draw:modifiers="0 3884.7697756788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layer="layout" svg:width="1.778cm" svg:height="1.47cm" svg:x="7.366cm" svg:y="6.604cm">
          <draw:text-box>
            <text:p>i<text:span text:style-name="T1">m</text:span></text:p>
          </draw:text-box>
        </draw:frame>
        <draw:frame draw:style-name="gr5" draw:layer="layout" svg:width="1.778cm" svg:height="1.47cm" svg:x="12.7cm" svg:y="8.128cm">
          <draw:text-box>
            <text:p>i<text:span text:style-name="T1">c</text:span></text:p>
          </draw:text-box>
        </draw:frame>
        <draw:frame draw:style-name="gr5" draw:layer="layout" svg:width="1.778cm" svg:height="1.47cm" svg:x="7.366cm" svg:y="6.604cm">
          <draw:text-box>
            <text:p>i<text:span text:style-name="T1">m</text:span></text:p>
          </draw:text-box>
        </draw:frame>
        <draw:frame draw:style-name="gr5" draw:layer="layout" svg:width="1.778cm" svg:height="1.47cm" svg:x="16.51cm" svg:y="8.128cm">
          <draw:text-box>
            <text:p>i<text:span text:style-name="T1">o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333333" draw:marker-start-width="0.356cm" draw:marker-start-center="false" draw:marker-end-width="0.356cm" draw:marker-end-center="false" draw:fill="solid" draw:fill-color="#333333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Arrow" draw:marker-end-width="2.083cm" draw:marker-end-center="true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8T13:10:14.425140857</meta:creation-date>
    <dc:date>2015-02-28T13:26:27.409370595</dc:date>
    <meta:editing-duration>PT20S</meta:editing-duration>
    <meta:editing-cycles>1</meta:editing-cycles>
    <meta:document-statistic meta:object-count="34"/>
    <meta:generator>LibreOffice/4.2.7.2$Linux_X86_64 LibreOffice_project/420m0$Build-2</meta:generator>
  </office:meta>
</office:document-meta>
</file>